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4.068cm" fo:min-width="13.724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5.846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5.85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816cm" draw:placing="below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4.318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6.096cm" draw:transform="rotate (-0.223053078404875) translate (13.706cm 7.60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5.08cm" svg:x="13.7cm" svg:y="8.62cm">
          <text:p/>
          <draw:enhanced-geometry svg:viewBox="0 0 21600 21600" draw:type="rectangle" draw:enhanced-path="M 0 0 L 21600 0 21600 21600 0 21600 0 0 Z N"/>
        </draw:custom-shape>
        <draw:measure draw:style-name="gr4" draw:text-style-name="P3" draw:layer="measurelines" svg:x1="14.716cm" svg:y1="8.62cm" svg:x2="14.716cm" svg:y2="13.7cm">
          <text:p text:style-name="P4"><text:measure text:kind="gap"/>h</text:p>
        </draw:measure>
        <draw:measure draw:style-name="gr5" draw:text-style-name="P4" draw:layer="measurelines" svg:x1="12.684cm" svg:y1="13.7cm" svg:x2="13.7cm" svg:y2="13.7cm">
          <text:p text:style-name="P4">b</text:p>
        </draw:measure>
        <draw:measure draw:style-name="gr4" draw:text-style-name="P3" draw:layer="measurelines" svg:x1="12.176cm" svg:y1="13.446cm" svg:x2="13.446cm" svg:y2="8.62cm">
          <text:p text:style-name="P4">L (working)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09:27:56.210589957</meta:creation-date>
    <dc:date>2015-10-18T10:49:22.383961722</dc:date>
    <meta:editing-duration>PT51M5S</meta:editing-duration>
    <meta:editing-cycles>1</meta:editing-cycles>
    <meta:document-statistic meta:object-count="6"/>
    <meta:generator>LibreOffice/5.0.2.2$Linux_X86_64 LibreOffice_project/00m0$Build-2</meta:generator>
  </office:meta>
</office:document-meta>
</file>